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AE00001F5A00001F5A7A24A190C87DF1A0.svg" manifest:media-type="image/svg+xml"/>
  <manifest:file-entry manifest:full-path="Pictures/1000038100001F5A00001F5AFE7670080A05D1B8.svg" manifest:media-type="image/svg+xml"/>
  <manifest:file-entry manifest:full-path="Pictures/100000010000012F0000012FC2001C7400A0168A.png" manifest:media-type="image/png"/>
  <manifest:file-entry manifest:full-path="Pictures/100000010000012F0000012F91B08164177438D7.png" manifest:media-type="image/png"/>
  <manifest:file-entry manifest:full-path="Pictures/100000010000012F0000012FB44D317BFB8DD13F.png" manifest:media-type="image/png"/>
  <manifest:file-entry manifest:full-path="Pictures/100000010000012F0000012FD76CAED65A15BE67.png" manifest:media-type="image/png"/>
  <manifest:file-entry manifest:full-path="Pictures/1000056500001F5A00001F5AA54F6D4E3FE52913.svg" manifest:media-type="image/svg+xml"/>
  <manifest:file-entry manifest:full-path="Pictures/100003C000001F5A00001F5A585D061FDFA1BDC8.svg" manifest:media-type="image/svg+xml"/>
  <manifest:file-entry manifest:full-path="Pictures/100000010000012F0000012F13FE78D5F3522AF0.png" manifest:media-type="image/png"/>
  <manifest:file-entry manifest:full-path="Pictures/100000010000012F0000012F1C77D681C0D8800E.png" manifest:media-type="image/png"/>
  <manifest:file-entry manifest:full-path="Pictures/100005A600001F5A00001F5A87D783CE59BDEE47.svg" manifest:media-type="image/svg+xml"/>
  <manifest:file-entry manifest:full-path="Pictures/1000061E00001F5A00001F5A47FE7000C2BEC12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25cm" svg:height="8.025cm" svg:x="18.645cm" svg:y="4.04cm">
          <draw:image xlink:href="Pictures/1000061E00001F5A00001F5A47FE7000C2BEC126.svg" xlink:type="simple" xlink:show="embed" xlink:actuate="onLoad" draw:mime-type="image/svg+xml">
            <text:p/>
          </draw:image>
          <draw:image xlink:href="Pictures/100000010000012F0000012F1C77D681C0D8800E.png" xlink:type="simple" xlink:show="embed" xlink:actuate="onLoad" draw:mime-type="image/png"/>
        </draw:frame>
        <draw:frame draw:style-name="gr1" draw:text-style-name="P1" draw:layer="layout" svg:width="8.025cm" svg:height="8.025cm" svg:x="9.755cm" svg:y="4.04cm">
          <draw:image xlink:href="Pictures/100003C000001F5A00001F5A585D061FDFA1BDC8.svg" xlink:type="simple" xlink:show="embed" xlink:actuate="onLoad" draw:mime-type="image/svg+xml">
            <text:p/>
          </draw:image>
          <draw:image xlink:href="Pictures/100000010000012F0000012FB44D317BFB8DD13F.png" xlink:type="simple" xlink:show="embed" xlink:actuate="onLoad" draw:mime-type="image/png"/>
        </draw:frame>
        <draw:frame draw:style-name="gr1" draw:text-style-name="P1" draw:layer="layout" svg:width="8.025cm" svg:height="8.025cm" svg:x="0.865cm" svg:y="4.04cm">
          <draw:image xlink:href="Pictures/100004AE00001F5A00001F5A7A24A190C87DF1A0.svg" xlink:type="simple" xlink:show="embed" xlink:actuate="onLoad" draw:mime-type="image/svg+xml">
            <text:p/>
          </draw:image>
          <draw:image xlink:href="Pictures/100000010000012F0000012F91B08164177438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025cm" svg:height="8.025cm" svg:x="0.865cm" svg:y="3.81cm">
          <draw:image xlink:href="Pictures/100005A600001F5A00001F5A87D783CE59BDEE47.svg" xlink:type="simple" xlink:show="embed" xlink:actuate="onLoad" draw:mime-type="image/svg+xml">
            <text:p/>
          </draw:image>
          <draw:image xlink:href="Pictures/100000010000012F0000012FC2001C7400A0168A.png" xlink:type="simple" xlink:show="embed" xlink:actuate="onLoad" draw:mime-type="image/png"/>
        </draw:frame>
        <draw:frame draw:style-name="gr1" draw:text-style-name="P1" draw:layer="layout" svg:width="8.025cm" svg:height="8.025cm" svg:x="9.755cm" svg:y="3.81cm">
          <draw:image xlink:href="Pictures/1000056500001F5A00001F5AA54F6D4E3FE52913.svg" xlink:type="simple" xlink:show="embed" xlink:actuate="onLoad" draw:mime-type="image/svg+xml">
            <text:p/>
          </draw:image>
          <draw:image xlink:href="Pictures/100000010000012F0000012F13FE78D5F3522AF0.png" xlink:type="simple" xlink:show="embed" xlink:actuate="onLoad" draw:mime-type="image/png"/>
        </draw:frame>
        <draw:frame draw:style-name="gr1" draw:text-style-name="P1" draw:layer="layout" svg:width="8.025cm" svg:height="8.025cm" svg:x="18.415cm" svg:y="3.81cm">
          <draw:image xlink:href="Pictures/1000038100001F5A00001F5AFE7670080A05D1B8.svg" xlink:type="simple" xlink:show="embed" xlink:actuate="onLoad" draw:mime-type="image/svg+xml">
            <text:p/>
          </draw:image>
          <draw:image xlink:href="Pictures/100000010000012F0000012FD76CAED65A15BE6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26T11:14:06.246857118</meta:creation-date>
    <meta:print-date>2025-12-26T11:16:26.234026189</meta:print-date>
    <dc:date>2025-12-26T11:16:46.832178416</dc:date>
    <meta:editing-duration>PT2M42S</meta:editing-duration>
    <meta:editing-cycles>1</meta:editing-cycles>
    <meta:document-statistic meta:object-count="31"/>
    <meta:generator>LibreOffice/7.3.7.2$Linux_X86_64 LibreOffice_project/30$Build-2</meta:generator>
  </office:meta>
</office:document-meta>
</file>